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244in"/>
    </style:style>
    <style:style style:name="co3" style:family="table-column">
      <style:table-column-properties fo:break-before="auto" style:column-width="0.3957in"/>
    </style:style>
    <style:style style:name="co4" style:family="table-column">
      <style:table-column-properties fo:break-before="auto" style:column-width="0.2339in"/>
    </style:style>
    <style:style style:name="co5" style:family="table-column">
      <style:table-column-properties fo:break-before="auto" style:column-width="0.5972in"/>
    </style:style>
    <style:style style:name="co6" style:family="table-column">
      <style:table-column-properties fo:break-before="auto" style:column-width="0.5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fig</text:p>
          </table:table-cell>
          <table:table-cell table:style-name="ce1" office:value-type="string">
            <text:p>j1</text:p>
          </table:table-cell>
          <table:table-cell table:style-name="ce1"/>
          <table:table-cell table:style-name="ce1" office:value-type="string">
            <text:p>j2</text:p>
          </table:table-cell>
          <table:table-cell table:style-name="ce1"/>
          <table:table-cell table:style-name="ce1" office:value-type="string">
            <text:p>j3</text:p>
          </table:table-cell>
          <table:table-cell table:style-name="ce1"/>
          <table:table-cell table:style-name="ce1" office:value-type="string">
            <text:p>j4</text:p>
          </table:table-cell>
          <table:table-cell table:style-name="ce1"/>
          <table:table-cell table:style-name="ce2"/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B2];([.B2]~[.B13]~[.B24]~[.B35]~[.B46]))"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RANK([.D2];([.D2]~[.D13]~[.D24]~[.D35]~[.D46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F2];([.F2]~[.F13]~[.F24]~[.F35]~[.F46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H2];([.H2]~[.H13]~[.H24]~[.H35]~[.H46]))" office:value-type="float" office:value="1">
            <text:p>1</text:p>
          </table:table-cell>
          <table:table-cell table:formula="of:=([.B2]+[.D2]+[.F2]+[.H2])/40" office:value-type="float" office:value="8.875">
            <text:p>8.88</text:p>
          </table:table-cell>
          <table:table-cell table:formula="of:=RANK([.J2];([.J2]~[.J13]~[.J24]~[.J35]~[.J46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ANK([.B3];([.B3]~[.B14]~[.B25]~[.B36]~[.B47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D3];([.D3]~[.D14]~[.D25]~[.D36]~[.D47]))"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RANK([.F3];([.F3]~[.F14]~[.F25]~[.F36]~[.F47]))"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RANK([.H3];([.H3]~[.H14]~[.H25]~[.H36]~[.H47]))" office:value-type="float" office:value="3">
            <text:p>3</text:p>
          </table:table-cell>
          <table:table-cell table:formula="of:=([.B3]+[.D3]+[.F3]+[.H3])/40" office:value-type="float" office:value="7.75">
            <text:p>7.75</text:p>
          </table:table-cell>
          <table:table-cell table:formula="of:=RANK([.J3];([.J3]~[.J14]~[.J25]~[.J36]~[.J47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B4];([.B4]~[.B15]~[.B26]~[.B37]~[.B48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D4];([.D4]~[.D15]~[.D26]~[.D37]~[.D48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F4];([.F4]~[.F15]~[.F26]~[.F37]~[.F48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H4];([.H4]~[.H15]~[.H26]~[.H37]~[.H48]))" office:value-type="float" office:value="3">
            <text:p>3</text:p>
          </table:table-cell>
          <table:table-cell table:formula="of:=([.B4]+[.D4]+[.F4]+[.H4])/40" office:value-type="float" office:value="8.375">
            <text:p>8.38</text:p>
          </table:table-cell>
          <table:table-cell table:formula="of:=RANK([.J4];([.J4]~[.J15]~[.J26]~[.J37]~[.J48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RANK([.B5];([.B5]~[.B16]~[.B27]~[.B38]~[.B49]))" office:value-type="float" office:value="5">
            <text:p>5</text:p>
          </table:table-cell>
          <table:table-cell office:value-type="float" office:value="90">
            <text:p>90</text:p>
          </table:table-cell>
          <table:table-cell table:formula="of:=RANK([.D5];([.D5]~[.D16]~[.D27]~[.D38]~[.D49]))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RANK([.F5];([.F5]~[.F16]~[.F27]~[.F38]~[.F49]))"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H5];([.H5]~[.H16]~[.H27]~[.H38]~[.H49]))" office:value-type="float" office:value="2">
            <text:p>2</text:p>
          </table:table-cell>
          <table:table-cell table:formula="of:=([.B5]+[.D5]+[.F5]+[.H5])/40" office:value-type="float" office:value="8.125">
            <text:p>8.13</text:p>
          </table:table-cell>
          <table:table-cell table:formula="of:=RANK([.J5];([.J5]~[.J16]~[.J27]~[.J38]~[.J49])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table:formula="of:=RANK([.B6];([.B6]~[.B17]~[.B28]~[.B39]~[.B50]))"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RANK([.D6];([.D6]~[.D17]~[.D28]~[.D39]~[.D50]))"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RANK([.F6];([.F6]~[.F17]~[.F28]~[.F39]~[.F50]))" office:value-type="float" office:value="4">
            <text:p>4</text:p>
          </table:table-cell>
          <table:table-cell office:value-type="float" office:value="70">
            <text:p>70</text:p>
          </table:table-cell>
          <table:table-cell table:formula="of:=RANK([.H6];([.H6]~[.H17]~[.H28]~[.H39]~[.H50]))" office:value-type="float" office:value="4">
            <text:p>4</text:p>
          </table:table-cell>
          <table:table-cell table:formula="of:=([.B6]+[.D6]+[.F6]+[.H6])/40" office:value-type="float" office:value="7">
            <text:p>7.00</text:p>
          </table:table-cell>
          <table:table-cell table:formula="of:=RANK([.J6];([.J6]~[.J17]~[.J28]~[.J39]~[.J50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2:.B6])" office:value-type="float" office:value="410">
            <text:p>410</text:p>
          </table:table-cell>
          <table:table-cell table:formula="of:=RANK([.B7];([.B7]~[.B18]~[.B29]~[.B40]~[.B51]))" office:value-type="float" office:value="3">
            <text:p>3</text:p>
          </table:table-cell>
          <table:table-cell table:formula="of:=SUM([.D2:.D6])" office:value-type="float" office:value="425">
            <text:p>425</text:p>
          </table:table-cell>
          <table:table-cell table:formula="of:=RANK([.D7];([.D7]~[.D18]~[.D29]~[.D40]~[.D51]))" office:value-type="float" office:value="1">
            <text:p>1</text:p>
          </table:table-cell>
          <table:table-cell table:formula="of:=SUM([.F2:.F6])" office:value-type="float" office:value="365">
            <text:p>365</text:p>
          </table:table-cell>
          <table:table-cell table:formula="of:=RANK([.F7];([.F7]~[.F18]~[.F29]~[.F40]~[.F51]))" office:value-type="float" office:value="3">
            <text:p>3</text:p>
          </table:table-cell>
          <table:table-cell table:formula="of:=SUM([.H2:.H6])" office:value-type="float" office:value="405">
            <text:p>405</text:p>
          </table:table-cell>
          <table:table-cell table:formula="of:=RANK([.H7];([.H7]~[.H18]~[.H29]~[.H40]~[.H51]))" office:value-type="float" office:value="2">
            <text:p>2</text:p>
          </table:table-cell>
          <table:table-cell table:formula="of:=([.B7]+[.D7]+[.F7]+[.H7])/40" office:value-type="float" office:value="40.125">
            <text:p>40.13</text:p>
          </table:table-cell>
          <table:table-cell table:formula="of:=RANK([.J7];([.J7]~[.J18]~[.J29]~[.J40]~[.J51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penalty</text:p>
          </table:table-cell>
          <table:table-cell table:number-columns-repeated="8"/>
          <table:table-cell office:value-type="float" office:value="1">
            <text:p>1.00</text:p>
          </table:table-cell>
          <table:table-cell table:number-columns-repeated="1014"/>
        </table:table-row>
        <table:table-row table:style-name="ro1">
          <table:table-cell office:value-type="string">
            <text:p>result</text:p>
          </table:table-cell>
          <table:table-cell table:number-columns-repeated="8"/>
          <table:table-cell table:formula="of:=+[.J7]-[.J8]" office:value-type="float" office:value="39.125">
            <text:p>39.13</text:p>
          </table:table-cell>
          <table:table-cell table:formula="of:=RANK([.J9];([.J9]~[.J20]~[.J31]~[.J42]~[.J53]))" office:value-type="float" office:value="2">
            <text:p>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g</text:p>
          </table:table-cell>
          <table:table-cell table:style-name="ce1" office:value-type="string">
            <text:p>j1</text:p>
          </table:table-cell>
          <table:table-cell table:style-name="ce1"/>
          <table:table-cell table:style-name="ce1" office:value-type="string">
            <text:p>j2</text:p>
          </table:table-cell>
          <table:table-cell table:style-name="ce1"/>
          <table:table-cell table:style-name="ce1" office:value-type="string">
            <text:p>j3</text:p>
          </table:table-cell>
          <table:table-cell table:style-name="ce1"/>
          <table:table-cell table:style-name="ce1" office:value-type="string">
            <text:p>j4</text:p>
          </table:table-cell>
          <table:table-cell table:style-name="ce1"/>
          <table:table-cell table:style-name="ce2"/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ANK([.B13];([.B2]~[.B13]~[.B24]~[.B35]~[.B46]))" office:value-type="float" office:value="5">
            <text:p>5</text:p>
          </table:table-cell>
          <table:table-cell office:value-type="float" office:value="80">
            <text:p>80</text:p>
          </table:table-cell>
          <table:table-cell table:formula="of:=RANK([.D13];([.D2]~[.D13]~[.D24]~[.D35]~[.D46]))" office:value-type="float" office:value="2">
            <text:p>2</text:p>
          </table:table-cell>
          <table:table-cell office:value-type="float" office:value="65">
            <text:p>65</text:p>
          </table:table-cell>
          <table:table-cell table:formula="of:=RANK([.F13];([.F2]~[.F13]~[.F24]~[.F35]~[.F46]))" office:value-type="float" office:value="5">
            <text:p>5</text:p>
          </table:table-cell>
          <table:table-cell office:value-type="float" office:value="65">
            <text:p>65</text:p>
          </table:table-cell>
          <table:table-cell table:formula="of:=RANK([.H13];([.H2]~[.H13]~[.H24]~[.H35]~[.H46]))" office:value-type="float" office:value="5">
            <text:p>5</text:p>
          </table:table-cell>
          <table:table-cell table:formula="of:=([.B13]+[.D13]+[.F13]+[.H13])/40" office:value-type="float" office:value="7">
            <text:p>7.00</text:p>
          </table:table-cell>
          <table:table-cell table:formula="of:=RANK([.J13];([.J2]~[.J13]~[.J24]~[.J35]~[.J46])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ANK([.B14];([.B3]~[.B14]~[.B25]~[.B36]~[.B47]))"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D14];([.D3]~[.D14]~[.D25]~[.D36]~[.D47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F14];([.F3]~[.F14]~[.F25]~[.F36]~[.F47]))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RANK([.H14];([.H3]~[.H14]~[.H25]~[.H36]~[.H47]))" office:value-type="float" office:value="4">
            <text:p>4</text:p>
          </table:table-cell>
          <table:table-cell table:formula="of:=([.B14]+[.D14]+[.F14]+[.H14])/40" office:value-type="float" office:value="7.625">
            <text:p>7.63</text:p>
          </table:table-cell>
          <table:table-cell table:formula="of:=RANK([.J14];([.J3]~[.J14]~[.J25]~[.J36]~[.J47])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B15];([.B4]~[.B15]~[.B26]~[.B37]~[.B48]))"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RANK([.D15];([.D4]~[.D15]~[.D26]~[.D37]~[.D48]))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RANK([.F15];([.F4]~[.F15]~[.F26]~[.F37]~[.F48]))" office:value-type="float" office:value="5">
            <text:p>5</text:p>
          </table:table-cell>
          <table:table-cell office:value-type="float" office:value="80">
            <text:p>80</text:p>
          </table:table-cell>
          <table:table-cell table:formula="of:=RANK([.H15];([.H4]~[.H15]~[.H26]~[.H37]~[.H48]))" office:value-type="float" office:value="4">
            <text:p>4</text:p>
          </table:table-cell>
          <table:table-cell table:formula="of:=([.B15]+[.D15]+[.F15]+[.H15])/40" office:value-type="float" office:value="7.875">
            <text:p>7.88</text:p>
          </table:table-cell>
          <table:table-cell table:formula="of:=RANK([.J15];([.J4]~[.J15]~[.J26]~[.J37]~[.J48])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B16];([.B5]~[.B16]~[.B27]~[.B38]~[.B49]))"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D16];([.D5]~[.D16]~[.D27]~[.D38]~[.D49]))"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RANK([.F16];([.F5]~[.F16]~[.F27]~[.F38]~[.F49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H16];([.H5]~[.H16]~[.H27]~[.H38]~[.H49]))" office:value-type="float" office:value="5">
            <text:p>5</text:p>
          </table:table-cell>
          <table:table-cell table:formula="of:=([.B16]+[.D16]+[.F16]+[.H16])/40" office:value-type="float" office:value="7.875">
            <text:p>7.88</text:p>
          </table:table-cell>
          <table:table-cell table:formula="of:=RANK([.J16];([.J5]~[.J16]~[.J27]~[.J38]~[.J49])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RANK([.B17];([.B6]~[.B17]~[.B28]~[.B39]~[.B50]))" office:value-type="float" office:value="4">
            <text:p>4</text:p>
          </table:table-cell>
          <table:table-cell office:value-type="float" office:value="70">
            <text:p>70</text:p>
          </table:table-cell>
          <table:table-cell table:formula="of:=RANK([.D17];([.D6]~[.D17]~[.D28]~[.D39]~[.D50]))"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RANK([.F17];([.F6]~[.F17]~[.F28]~[.F39]~[.F50]))" office:value-type="float" office:value="5">
            <text:p>5</text:p>
          </table:table-cell>
          <table:table-cell office:value-type="float" office:value="75">
            <text:p>75</text:p>
          </table:table-cell>
          <table:table-cell table:formula="of:=RANK([.H17];([.H6]~[.H17]~[.H28]~[.H39]~[.H50]))" office:value-type="float" office:value="2">
            <text:p>2</text:p>
          </table:table-cell>
          <table:table-cell table:formula="of:=([.B17]+[.D17]+[.F17]+[.H17])/40" office:value-type="float" office:value="6.625">
            <text:p>6.63</text:p>
          </table:table-cell>
          <table:table-cell table:formula="of:=RANK([.J17];([.J6]~[.J17]~[.J28]~[.J39]~[.J50])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13:.B17])" office:value-type="float" office:value="385">
            <text:p>385</text:p>
          </table:table-cell>
          <table:table-cell table:formula="of:=RANK([.B18];([.B7]~[.B18]~[.B29]~[.B40]~[.B51]))" office:value-type="float" office:value="4">
            <text:p>4</text:p>
          </table:table-cell>
          <table:table-cell table:formula="of:=SUM([.D13:.D17])" office:value-type="float" office:value="405">
            <text:p>405</text:p>
          </table:table-cell>
          <table:table-cell table:formula="of:=RANK([.D18];([.D7]~[.D18]~[.D29]~[.D40]~[.D51]))" office:value-type="float" office:value="4">
            <text:p>4</text:p>
          </table:table-cell>
          <table:table-cell table:formula="of:=SUM([.F13:.F17])" office:value-type="float" office:value="330">
            <text:p>330</text:p>
          </table:table-cell>
          <table:table-cell table:formula="of:=RANK([.F18];([.F7]~[.F18]~[.F29]~[.F40]~[.F51]))" office:value-type="float" office:value="5">
            <text:p>5</text:p>
          </table:table-cell>
          <table:table-cell table:formula="of:=SUM([.H13:.H17])" office:value-type="float" office:value="360">
            <text:p>360</text:p>
          </table:table-cell>
          <table:table-cell table:formula="of:=RANK([.H18];([.H7]~[.H18]~[.H29]~[.H40]~[.H51]))" office:value-type="float" office:value="4">
            <text:p>4</text:p>
          </table:table-cell>
          <table:table-cell table:formula="of:=([.B18]+[.D18]+[.F18]+[.H18])/40" office:value-type="float" office:value="37">
            <text:p>37.00</text:p>
          </table:table-cell>
          <table:table-cell table:formula="of:=RANK([.J18];([.J7]~[.J18]~[.J29]~[.J40]~[.J51])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penalty</text:p>
          </table:table-cell>
          <table:table-cell table:number-columns-repeated="8"/>
          <table:table-cell office:value-type="float" office:value="3">
            <text:p>3.00</text:p>
          </table:table-cell>
          <table:table-cell table:number-columns-repeated="1014"/>
        </table:table-row>
        <table:table-row table:style-name="ro1">
          <table:table-cell office:value-type="string">
            <text:p>result</text:p>
          </table:table-cell>
          <table:table-cell table:number-columns-repeated="8"/>
          <table:table-cell table:formula="of:=+[.J18]-[.J19]" office:value-type="float" office:value="34">
            <text:p>34.00</text:p>
          </table:table-cell>
          <table:table-cell table:formula="of:=RANK([.J20];([.J9]~[.J20]~[.J31]~[.J42]~[.J53]))" office:value-type="float" office:value="5">
            <text:p>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g</text:p>
          </table:table-cell>
          <table:table-cell table:style-name="ce1" office:value-type="string">
            <text:p>j1</text:p>
          </table:table-cell>
          <table:table-cell table:style-name="ce1"/>
          <table:table-cell table:style-name="ce1" office:value-type="string">
            <text:p>j2</text:p>
          </table:table-cell>
          <table:table-cell table:style-name="ce1"/>
          <table:table-cell table:style-name="ce1" office:value-type="string">
            <text:p>j3</text:p>
          </table:table-cell>
          <table:table-cell table:style-name="ce1"/>
          <table:table-cell table:style-name="ce1" office:value-type="string">
            <text:p>j4</text:p>
          </table:table-cell>
          <table:table-cell table:style-name="ce1"/>
          <table:table-cell table:style-name="ce2"/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B24];([.B2]~[.B13]~[.B24]~[.B35]~[.B46]))"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D24];([.D2]~[.D13]~[.D24]~[.D35]~[.D46]))"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RANK([.F24];([.F2]~[.F13]~[.F24]~[.F35]~[.F46]))"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RANK([.H24];([.H2]~[.H13]~[.H24]~[.H35]~[.H46]))" office:value-type="float" office:value="3">
            <text:p>3</text:p>
          </table:table-cell>
          <table:table-cell table:formula="of:=([.B24]+[.D24]+[.F24]+[.H24])/40" office:value-type="float" office:value="7.75">
            <text:p>7.75</text:p>
          </table:table-cell>
          <table:table-cell table:formula="of:=RANK([.J24];([.J2]~[.J13]~[.J24]~[.J35]~[.J46])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RANK([.B25];([.B3]~[.B14]~[.B25]~[.B36]~[.B47]))"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RANK([.D25];([.D3]~[.D14]~[.D25]~[.D36]~[.D47]))"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RANK([.F25];([.F3]~[.F14]~[.F25]~[.F36]~[.F47]))"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RANK([.H25];([.H3]~[.H14]~[.H25]~[.H36]~[.H47]))" office:value-type="float" office:value="5">
            <text:p>5</text:p>
          </table:table-cell>
          <table:table-cell table:formula="of:=([.B25]+[.D25]+[.F25]+[.H25])/40" office:value-type="float" office:value="4.25">
            <text:p>4.25</text:p>
          </table:table-cell>
          <table:table-cell table:formula="of:=RANK([.J25];([.J3]~[.J14]~[.J25]~[.J36]~[.J47])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B26];([.B4]~[.B15]~[.B26]~[.B37]~[.B48]))"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RANK([.D26];([.D4]~[.D15]~[.D26]~[.D37]~[.D48]))"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RANK([.F26];([.F4]~[.F15]~[.F26]~[.F37]~[.F48]))"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H26];([.H4]~[.H15]~[.H26]~[.H37]~[.H48]))" office:value-type="float" office:value="4">
            <text:p>4</text:p>
          </table:table-cell>
          <table:table-cell table:formula="of:=([.B26]+[.D26]+[.F26]+[.H26])/40" office:value-type="float" office:value="7.5">
            <text:p>7.50</text:p>
          </table:table-cell>
          <table:table-cell table:formula="of:=RANK([.J26];([.J4]~[.J15]~[.J26]~[.J37]~[.J48])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table:formula="of:=RANK([.B27];([.B5]~[.B16]~[.B27]~[.B38]~[.B49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D27];([.D5]~[.D16]~[.D27]~[.D38]~[.D49]))"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F27];([.F5]~[.F16]~[.F27]~[.F38]~[.F49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H27];([.H5]~[.H16]~[.H27]~[.H38]~[.H49]))" office:value-type="float" office:value="2">
            <text:p>2</text:p>
          </table:table-cell>
          <table:table-cell table:formula="of:=([.B27]+[.D27]+[.F27]+[.H27])/40" office:value-type="float" office:value="8.25">
            <text:p>8.25</text:p>
          </table:table-cell>
          <table:table-cell table:formula="of:=RANK([.J27];([.J5]~[.J16]~[.J27]~[.J38]~[.J49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RANK([.B28];([.B6]~[.B17]~[.B28]~[.B39]~[.B50]))"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RANK([.D28];([.D6]~[.D17]~[.D28]~[.D39]~[.D50]))"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RANK([.F28];([.F6]~[.F17]~[.F28]~[.F39]~[.F50]))"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RANK([.H28];([.H6]~[.H17]~[.H28]~[.H39]~[.H50]))" office:value-type="float" office:value="4">
            <text:p>4</text:p>
          </table:table-cell>
          <table:table-cell table:formula="of:=([.B28]+[.D28]+[.F28]+[.H28])/40" office:value-type="float" office:value="6.5">
            <text:p>6.50</text:p>
          </table:table-cell>
          <table:table-cell table:formula="of:=RANK([.J28];([.J6]~[.J17]~[.J28]~[.J39]~[.J50])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24:.B28])" office:value-type="float" office:value="335">
            <text:p>335</text:p>
          </table:table-cell>
          <table:table-cell table:formula="of:=RANK([.B29];([.B7]~[.B18]~[.B29]~[.B40]~[.B51]))" office:value-type="float" office:value="5">
            <text:p>5</text:p>
          </table:table-cell>
          <table:table-cell table:formula="of:=SUM([.D24:.D28])" office:value-type="float" office:value="350">
            <text:p>350</text:p>
          </table:table-cell>
          <table:table-cell table:formula="of:=RANK([.D29];([.D7]~[.D18]~[.D29]~[.D40]~[.D51]))" office:value-type="float" office:value="5">
            <text:p>5</text:p>
          </table:table-cell>
          <table:table-cell table:formula="of:=SUM([.F24:.F28])" office:value-type="float" office:value="345">
            <text:p>345</text:p>
          </table:table-cell>
          <table:table-cell table:formula="of:=RANK([.F29];([.F7]~[.F18]~[.F29]~[.F40]~[.F51]))" office:value-type="float" office:value="4">
            <text:p>4</text:p>
          </table:table-cell>
          <table:table-cell table:formula="of:=SUM([.H24:.H28])" office:value-type="float" office:value="340">
            <text:p>340</text:p>
          </table:table-cell>
          <table:table-cell table:formula="of:=RANK([.H29];([.H7]~[.H18]~[.H29]~[.H40]~[.H51]))" office:value-type="float" office:value="5">
            <text:p>5</text:p>
          </table:table-cell>
          <table:table-cell table:formula="of:=([.B29]+[.D29]+[.F29]+[.H29])/40" office:value-type="float" office:value="34.25">
            <text:p>34.25</text:p>
          </table:table-cell>
          <table:table-cell table:formula="of:=RANK([.J29];([.J7]~[.J18]~[.J29]~[.J40]~[.J51])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penalty</text:p>
          </table:table-cell>
          <table:table-cell table:number-columns-repeated="8"/>
          <table:table-cell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string">
            <text:p>result</text:p>
          </table:table-cell>
          <table:table-cell table:number-columns-repeated="8"/>
          <table:table-cell table:formula="of:=+[.J29]-[.J30]" office:value-type="float" office:value="34.25">
            <text:p>34.25</text:p>
          </table:table-cell>
          <table:table-cell table:formula="of:=RANK([.J31];([.J9]~[.J20]~[.J31]~[.J42]~[.J53]))" office:value-type="float" office:value="4">
            <text:p>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g</text:p>
          </table:table-cell>
          <table:table-cell table:style-name="ce1" office:value-type="string">
            <text:p>j1</text:p>
          </table:table-cell>
          <table:table-cell table:style-name="ce1"/>
          <table:table-cell table:style-name="ce1" office:value-type="string">
            <text:p>j2</text:p>
          </table:table-cell>
          <table:table-cell table:style-name="ce1"/>
          <table:table-cell table:style-name="ce1" office:value-type="string">
            <text:p>j3</text:p>
          </table:table-cell>
          <table:table-cell table:style-name="ce1"/>
          <table:table-cell table:style-name="ce1" office:value-type="string">
            <text:p>j4</text:p>
          </table:table-cell>
          <table:table-cell table:style-name="ce1"/>
          <table:table-cell table:style-name="ce2"/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formula="of:=RANK([.B35];([.B35]~[.B46]~[.B55]~[.B64]~[.B73]))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ANK([.D35];([.D2]~[.D13]~[.D24]~[.D35]~[.D46]))" office:value-type="float" office:value="5">
            <text:p>5</text:p>
          </table:table-cell>
          <table:table-cell office:value-type="float" office:value="75">
            <text:p>75</text:p>
          </table:table-cell>
          <table:table-cell table:formula="of:=RANK([.F35];([.F2]~[.F13]~[.F24]~[.F35]~[.F46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H35];([.H2]~[.H13]~[.H24]~[.H35]~[.H46]))" office:value-type="float" office:value="2">
            <text:p>2</text:p>
          </table:table-cell>
          <table:table-cell table:formula="of:=([.B35]+[.D35]+[.F35]+[.H35])/40" office:value-type="float" office:value="8.125">
            <text:p>8.13</text:p>
          </table:table-cell>
          <table:table-cell table:formula="of:=RANK([.J35];([.J2]~[.J13]~[.J24]~[.J35]~[.J46])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B36];([.B36]~[.B47]~[.B56]~[.B65]~[.B74]))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RANK([.D36];([.D3]~[.D14]~[.D25]~[.D36]~[.D47]))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RANK([.F36];([.F3]~[.F14]~[.F25]~[.F36]~[.F47]))"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H36];([.H3]~[.H14]~[.H25]~[.H36]~[.H47]))" office:value-type="float" office:value="1">
            <text:p>1</text:p>
          </table:table-cell>
          <table:table-cell table:formula="of:=([.B36]+[.D36]+[.F36]+[.H36])/40" office:value-type="float" office:value="8.25">
            <text:p>8.25</text:p>
          </table:table-cell>
          <table:table-cell table:formula="of:=RANK([.J36];([.J3]~[.J14]~[.J25]~[.J36]~[.J47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formula="of:=RANK([.B37];([.B37]~[.B48]~[.B57]~[.B66]~[.B75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D37];([.D4]~[.D15]~[.D26]~[.D37]~[.D48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F37];([.F4]~[.F15]~[.F26]~[.F37]~[.F48]))"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RANK([.H37];([.H4]~[.H15]~[.H26]~[.H37]~[.H48]))" office:value-type="float" office:value="1">
            <text:p>1</text:p>
          </table:table-cell>
          <table:table-cell table:formula="of:=([.B37]+[.D37]+[.F37]+[.H37])/40" office:value-type="float" office:value="8.75">
            <text:p>8.75</text:p>
          </table:table-cell>
          <table:table-cell table:formula="of:=RANK([.J37];([.J4]~[.J15]~[.J26]~[.J37]~[.J48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formula="of:=RANK([.B38];([.B38]~[.B49]~[.B58]~[.B67]~[.B76]))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RANK([.D38];([.D5]~[.D16]~[.D27]~[.D38]~[.D49]))"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RANK([.F38];([.F5]~[.F16]~[.F27]~[.F38]~[.F49]))"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H38];([.H5]~[.H16]~[.H27]~[.H38]~[.H49]))" office:value-type="float" office:value="2">
            <text:p>2</text:p>
          </table:table-cell>
          <table:table-cell table:formula="of:=([.B38]+[.D38]+[.F38]+[.H38])/40" office:value-type="float" office:value="8.375">
            <text:p>8.38</text:p>
          </table:table-cell>
          <table:table-cell table:formula="of:=RANK([.J38];([.J5]~[.J16]~[.J27]~[.J38]~[.J49])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formula="of:=RANK([.B39];([.B39]~[.B50]~[.B59]~[.B68]~[.B77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D39];([.D6]~[.D17]~[.D28]~[.D39]~[.D50]))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ANK([.F39];([.F6]~[.F17]~[.F28]~[.F39]~[.F50]))"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ANK([.H39];([.H6]~[.H17]~[.H28]~[.H39]~[.H50]))" office:value-type="float" office:value="1">
            <text:p>1</text:p>
          </table:table-cell>
          <table:table-cell table:formula="of:=([.B39]+[.D39]+[.F39]+[.H39])/40" office:value-type="float" office:value="7.875">
            <text:p>7.88</text:p>
          </table:table-cell>
          <table:table-cell table:formula="of:=RANK([.J39];([.J6]~[.J17]~[.J28]~[.J39]~[.J50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35:.B39])" office:value-type="float" office:value="445">
            <text:p>445</text:p>
          </table:table-cell>
          <table:table-cell table:formula="of:=RANK([.B40];([.B40]~[.B51]~[.B60]~[.B69]~[.B78]))" office:value-type="float" office:value="1">
            <text:p>1</text:p>
          </table:table-cell>
          <table:table-cell table:formula="of:=SUM([.D35:.D39])" office:value-type="float" office:value="410">
            <text:p>410</text:p>
          </table:table-cell>
          <table:table-cell table:formula="of:=RANK([.D40];([.D7]~[.D18]~[.D29]~[.D40]~[.D51]))" office:value-type="float" office:value="2">
            <text:p>2</text:p>
          </table:table-cell>
          <table:table-cell table:formula="of:=SUM([.F35:.F39])" office:value-type="float" office:value="375">
            <text:p>375</text:p>
          </table:table-cell>
          <table:table-cell table:formula="of:=RANK([.F40];([.F7]~[.F18]~[.F29]~[.F40]~[.F51]))" office:value-type="float" office:value="2">
            <text:p>2</text:p>
          </table:table-cell>
          <table:table-cell table:formula="of:=SUM([.H35:.H39])" office:value-type="float" office:value="425">
            <text:p>425</text:p>
          </table:table-cell>
          <table:table-cell table:formula="of:=RANK([.H40];([.H7]~[.H18]~[.H29]~[.H40]~[.H51]))" office:value-type="float" office:value="1">
            <text:p>1</text:p>
          </table:table-cell>
          <table:table-cell table:formula="of:=([.B40]+[.D40]+[.F40]+[.H40])/40" office:value-type="float" office:value="41.375">
            <text:p>41.38</text:p>
          </table:table-cell>
          <table:table-cell table:formula="of:=RANK([.J40];([.J7]~[.J18]~[.J29]~[.J40]~[.J51])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penalty</text:p>
          </table:table-cell>
          <table:table-cell table:number-columns-repeated="8"/>
          <table:table-cell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string">
            <text:p>result</text:p>
          </table:table-cell>
          <table:table-cell table:number-columns-repeated="8"/>
          <table:table-cell table:formula="of:=+[.J40]-[.J41]" office:value-type="float" office:value="41.375">
            <text:p>41.38</text:p>
          </table:table-cell>
          <table:table-cell table:formula="of:=RANK([.J42];([.J9]~[.J20]~[.J31]~[.J42]~[.J53]))"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g</text:p>
          </table:table-cell>
          <table:table-cell table:style-name="ce1" office:value-type="string">
            <text:p>j1</text:p>
          </table:table-cell>
          <table:table-cell table:style-name="ce1"/>
          <table:table-cell table:style-name="ce1" office:value-type="string">
            <text:p>j2</text:p>
          </table:table-cell>
          <table:table-cell table:style-name="ce1"/>
          <table:table-cell table:style-name="ce1" office:value-type="string">
            <text:p>j3</text:p>
          </table:table-cell>
          <table:table-cell table:style-name="ce1"/>
          <table:table-cell table:style-name="ce1" office:value-type="string">
            <text:p>j4</text:p>
          </table:table-cell>
          <table:table-cell table:style-name="ce1"/>
          <table:table-cell table:style-name="ce2"/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B46];([.B2]~[.B13]~[.B24]~[.B35]~[.B46]))"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ANK([.D46];([.D2]~[.D13]~[.D24]~[.D35]~[.D46]))"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RANK([.F46];([.F2]~[.F13]~[.F24]~[.F35]~[.F46]))"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RANK([.H46];([.H2]~[.H13]~[.H24]~[.H35]~[.H46]))" office:value-type="float" office:value="4">
            <text:p>4</text:p>
          </table:table-cell>
          <table:table-cell table:formula="of:=([.B46]+[.D46]+[.F46]+[.H46])/40" office:value-type="float" office:value="7.875">
            <text:p>7.88</text:p>
          </table:table-cell>
          <table:table-cell table:formula="of:=RANK([.J46];([.J2]~[.J13]~[.J24]~[.J35]~[.J46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B47];([.B3]~[.B14]~[.B25]~[.B36]~[.B47]))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RANK([.D47];([.D3]~[.D14]~[.D25]~[.D36]~[.D47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F47];([.F3]~[.F14]~[.F25]~[.F36]~[.F47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H47];([.H3]~[.H14]~[.H25]~[.H36]~[.H47]))" office:value-type="float" office:value="2">
            <text:p>2</text:p>
          </table:table-cell>
          <table:table-cell table:formula="of:=([.B47]+[.D47]+[.F47]+[.H47])/40" office:value-type="float" office:value="8.25">
            <text:p>8.25</text:p>
          </table:table-cell>
          <table:table-cell table:formula="of:=RANK([.J47];([.J3]~[.J14]~[.J25]~[.J36]~[.J47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B48];([.B4]~[.B15]~[.B26]~[.B37]~[.B48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D48];([.D4]~[.D15]~[.D26]~[.D37]~[.D48]))" office:value-type="float" office:value="3">
            <text:p>3</text:p>
          </table:table-cell>
          <table:table-cell office:value-type="float" office:value="90">
            <text:p>90</text:p>
          </table:table-cell>
          <table:table-cell table:formula="of:=RANK([.F48];([.F4]~[.F15]~[.F26]~[.F37]~[.F48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H48];([.H4]~[.H15]~[.H26]~[.H37]~[.H48]))" office:value-type="float" office:value="1">
            <text:p>1</text:p>
          </table:table-cell>
          <table:table-cell table:formula="of:=([.B48]+[.D48]+[.F48]+[.H48])/40" office:value-type="float" office:value="8.75">
            <text:p>8.75</text:p>
          </table:table-cell>
          <table:table-cell table:formula="of:=RANK([.J48];([.J4]~[.J15]~[.J26]~[.J37]~[.J48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formula="of:=RANK([.B49];([.B5]~[.B16]~[.B27]~[.B38]~[.B49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D49];([.D5]~[.D16]~[.D27]~[.D38]~[.D49]))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RANK([.F49];([.F5]~[.F16]~[.F27]~[.F38]~[.F49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H49];([.H5]~[.H16]~[.H27]~[.H38]~[.H49]))" office:value-type="float" office:value="1">
            <text:p>1</text:p>
          </table:table-cell>
          <table:table-cell table:formula="of:=([.B49]+[.D49]+[.F49]+[.H49])/40" office:value-type="float" office:value="8.875">
            <text:p>8.88</text:p>
          </table:table-cell>
          <table:table-cell table:formula="of:=RANK([.J49];([.J5]~[.J16]~[.J27]~[.J38]~[.J49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formula="of:=RANK([.B50];([.B6]~[.B17]~[.B28]~[.B39]~[.B50]))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ANK([.D50];([.D6]~[.D17]~[.D28]~[.D39]~[.D50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F50];([.F6]~[.F17]~[.F28]~[.F39]~[.F50]))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RANK([.H50];([.H6]~[.H17]~[.H28]~[.H39]~[.H50]))" office:value-type="float" office:value="2">
            <text:p>2</text:p>
          </table:table-cell>
          <table:table-cell table:formula="of:=([.B50]+[.D50]+[.F50]+[.H50])/40" office:value-type="float" office:value="7.75">
            <text:p>7.75</text:p>
          </table:table-cell>
          <table:table-cell table:formula="of:=RANK([.J50];([.J6]~[.J17]~[.J28]~[.J39]~[.J50])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46:.B50])" office:value-type="float" office:value="435">
            <text:p>435</text:p>
          </table:table-cell>
          <table:table-cell table:formula="of:=RANK([.B51];([.B7]~[.B18]~[.B29]~[.B40]~[.B51]))" office:value-type="float" office:value="2">
            <text:p>2</text:p>
          </table:table-cell>
          <table:table-cell table:formula="of:=SUM([.D46:.D50])" office:value-type="float" office:value="410">
            <text:p>410</text:p>
          </table:table-cell>
          <table:table-cell table:formula="of:=RANK([.D51];([.D7]~[.D18]~[.D29]~[.D40]~[.D51]))" office:value-type="float" office:value="2">
            <text:p>2</text:p>
          </table:table-cell>
          <table:table-cell table:formula="of:=SUM([.F46:.F50])" office:value-type="float" office:value="410">
            <text:p>410</text:p>
          </table:table-cell>
          <table:table-cell table:formula="of:=RANK([.F51];([.F7]~[.F18]~[.F29]~[.F40]~[.F51]))" office:value-type="float" office:value="1">
            <text:p>1</text:p>
          </table:table-cell>
          <table:table-cell table:formula="of:=SUM([.H46:.H50])" office:value-type="float" office:value="405">
            <text:p>405</text:p>
          </table:table-cell>
          <table:table-cell table:formula="of:=RANK([.H51];([.H7]~[.H18]~[.H29]~[.H40]~[.H51]))" office:value-type="float" office:value="2">
            <text:p>2</text:p>
          </table:table-cell>
          <table:table-cell table:formula="of:=([.B51]+[.D51]+[.F51]+[.H51])/40" office:value-type="float" office:value="41.5">
            <text:p>41.50</text:p>
          </table:table-cell>
          <table:table-cell table:formula="of:=RANK([.J51];([.J7]~[.J18]~[.J29]~[.J40]~[.J51])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penalty</text:p>
          </table:table-cell>
          <table:table-cell table:number-columns-repeated="8"/>
          <table:table-cell office:value-type="float" office:value="4">
            <text:p>4.00</text:p>
          </table:table-cell>
          <table:table-cell table:number-columns-repeated="1014"/>
        </table:table-row>
        <table:table-row table:style-name="ro1">
          <table:table-cell office:value-type="string">
            <text:p>result</text:p>
          </table:table-cell>
          <table:table-cell table:number-columns-repeated="8"/>
          <table:table-cell table:formula="of:=+[.J51]-[.J52]" office:value-type="float" office:value="37.5">
            <text:p>37.50</text:p>
          </table:table-cell>
          <table:table-cell table:formula="of:=RANK([.J53];([.J9]~[.J20]~[.J31]~[.J42]~[.J53]))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11/22/2011</text:date>, <text:time>19:5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1-11-21T01:26:08</meta:creation-date>
    <meta:generator>OpenOffice.org/3.2$Linux OpenOffice.org_project/320m19$Build-9505</meta:generator>
    <dc:date>2011-11-22T19:55:32</dc:date>
    <dc:creator>Douglas Lovell</dc:creator>
    <meta:editing-duration>PT02H13M15S</meta:editing-duration>
    <meta:editing-cycles>2</meta:editing-cycles>
    <meta:document-statistic meta:table-count="3" meta:cell-count="398" meta:object-count="0"/>
  </office:meta>
</office:document-meta>
</file>